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B94AB65EB758A7DE.png" manifest:media-type="image/png"/>
  <manifest:file-entry manifest:full-path="Pictures/1000020100000780000004382A5B975B4ACCEAEB.png" manifest:media-type="image/png"/>
  <manifest:file-entry manifest:full-path="Pictures/100002010000078000000438052043C7D278A33D.png" manifest:media-type="image/png"/>
  <manifest:file-entry manifest:full-path="Pictures/10000201000007800000043831166AAE8A7158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5d52c" officeooo:paragraph-rsid="0015d52c"/>
    </style:style>
    <style:style style:name="P2" style:family="paragraph" style:parent-style-name="Standard">
      <style:paragraph-properties fo:break-before="page"/>
      <style:text-properties officeooo:rsid="0015d52c" officeooo:paragraph-rsid="0015d5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402in, 7in, 3.3598in, 5.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2.8in, 7in, 3.3598in, 5.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2.8in, 5in, 3.9201in, 5.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2.8in, 6in, 2.2402in, 5.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0154in" svg:y="0.2752in" svg:width="6.5429in" svg:height="4.8201in" draw:z-index="0"><draw:image xlink:href="Pictures/100002010000078000000438052043C7D278A33D.png" xlink:type="simple" xlink:show="embed" xlink:actuate="onLoad"/></draw:frame>Existing methods</text:p>
      <text:p text:style-name="P1">Made up methodes</text:p>
      <text:p text:style-name="P1"><draw:frame draw:style-name="fr2" draw:name="Image2" text:anchor-type="paragraph" svg:x="0.002in" svg:y="0.0346in" svg:width="5.7665in" svg:height="3.6689in" draw:z-index="1"><draw:image xlink:href="Pictures/10000201000007800000043831166AAE8A71581E.png" xlink:type="simple" xlink:show="embed" xlink:actuate="onLoad"/></draw:frame></text:p>
      <text:p text:style-name="P2"><draw:frame draw:style-name="fr3" draw:name="Image3" text:anchor-type="paragraph" svg:x="0.0063in" svg:y="0.0102in" svg:width="6.6256in" svg:height="3.0571in" draw:z-index="2"><draw:image xlink:href="Pictures/1000020100000780000004382A5B975B4ACCEAEB.png" xlink:type="simple" xlink:show="embed" xlink:actuate="onLoad"/></draw:frame></text:p>
      <text:p text:style-name="P1"/>
      <text:p text:style-name="P1"><draw:frame draw:style-name="fr4" draw:name="Image4" text:anchor-type="paragraph" svg:x="0.0193in" svg:y="3.2291in" svg:width="6.5008in" svg:height="4.8102in" draw:z-index="3"><draw:image xlink:href="Pictures/100002010000078000000438B94AB65EB758A7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11:19:43.719340448</meta:creation-date>
    <dc:date>2019-11-06T15:58:11.447010090</dc:date>
    <meta:editing-duration>PT6M7S</meta:editing-duration>
    <meta:editing-cycles>2</meta:editing-cycles>
    <meta:generator>LibreOffice/5.3.7.2.0$Linux_X86_64 LibreOffice_project/30$Build-2</meta:generator>
    <meta:document-statistic meta:table-count="0" meta:image-count="4" meta:object-count="0" meta:page-count="2" meta:paragraph-count="2" meta:word-count="5" meta:character-count="32" meta:non-whitespace-character-count="29"/>
  </office:meta>
</office:document-meta>
</file>